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1" style:family="table-cell" style:parent-style-name="Default">
      <style:text-properties fo:color="#212121" style:text-outline="false" style:text-line-through-style="none" style:text-line-through-type="none" style:text-position="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mposeMessageActivity" table:style-name="ta1">
        <table:table-column table:style-name="co6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table:style-name="ce8" office:value-type="string" calcext:value-type="string">
            <text:p>initResourceRefs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table:style-name="ce9" office:value-type="string" calcext:value-type="string">
            <text:p>BackgroundQueryHandler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table:style-name="ce9" office:value-type="string" calcext:value-type="string">
            <text:p>createIntent</text:p>
          </table:table-cell>
          <table:table-cell office:value-type="float" office:value="4304" calcext:value-type="float">
            <text:p>4304</text:p>
          </table:table-cell>
        </table:table-row>
      </table:table>
      <table:table table:name="Contact" table:style-name="ta1">
        <table:table-column table:style-name="co3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ontact.getMe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ateCache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ContactsCache.getMe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ate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</table:table>
      <table:table table:name="Conversation" table:style-name="ta1">
        <table:table-column table:style-name="co4" table:default-cell-style-name="ce3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nitListAdapter</text:p>
          </table:table-cell>
          <table:table-cell table:style-name="ce4"/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Arguments</text:p>
          </table:table-cell>
          <table:table-cell table:style-name="ce4" table:number-columns-repeated="1020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5" office:value-type="float" office:value="272" calcext:value-type="float">
            <text:p>272</text:p>
          </table:table-cell>
          <table:table-cell table:style-name="ce5" table:number-columns-repeated="1022"/>
        </table:table-row>
        <table:table-row table:style-name="ro1">
          <table:table-cell table:style-name="ce2" office:value-type="string" calcext:value-type="string">
            <text:p>getUri</text:p>
          </table:table-cell>
          <table:table-cell table:style-name="ce5" office:value-type="float" office:value="446" calcext:value-type="float">
            <text:p>446</text:p>
          </table:table-cell>
          <table:table-cell table:style-name="ce5"/>
          <table:table-cell table:style-name="ce5" office:value-type="string" calcext:value-type="string">
            <text:p>threadId</text:p>
          </table:table-cell>
          <table:table-cell table:style-name="ce5" table:number-columns-repeated="1020"/>
        </table:table-row>
        <table:table-row table:style-name="ro1">
          <table:table-cell table:style-name="ce2" office:value-type="string" calcext:value-type="string">
            <text:p>getThreadId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ipient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Contact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Date</text:p>
          </table:table-cell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sAttachment</text:p>
          </table:table-cell>
          <table:table-cell office:value-type="float" office:value="585" calcext:value-type="float">
            <text:p>58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rtQueryForAll</text:p>
          </table:table-cell>
          <table:table-cell office:value-type="float" office:value="718" calcext:value-type="float">
            <text:p>7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artQuery</text:p>
          </table:table-cell>
          <table:table-cell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FromCursor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get</text:p>
          </table:table-cell>
          <table:table-cell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put</text:p>
          </table:table-cell>
          <table:table-cell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replace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dumpCache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adingThreads</text:p>
          </table:table-cell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AllThreads</text:p>
          </table:table-cell>
          <table:table-cell office:value-type="float" office:value="1207" calcext:value-type="float">
            <text:p>1207</text:p>
          </table:table-cell>
          <table:table-cell table:number-columns-repeated="1022"/>
        </table:table-row>
      </table:table>
      <table:table table:name="ConversationList" table:style-name="ta1">
        <table:table-column table:style-name="co5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string" calcext:value-type="string">
            <text:p>mContentChangedListene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initListAdapte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onStar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string" calcext:value-type="string">
            <text:p>startAsyncQuer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onListItemClick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openThread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style-name="ce2" office:value-type="string" calcext:value-type="string">
            <text:p>ThreadListQueryHandler</text:p>
          </table:table-cell>
          <table:table-cell office:value-type="float" office:value="862" calcext:value-type="float">
            <text:p>862</text:p>
          </table:table-cell>
        </table:table-row>
      </table:table>
      <table:table table:name="MessageListItem" table:style-name="ta1">
        <table:table-column table:style-name="co7" table:default-cell-style-name="ce8"/>
        <table:table-column table:style-name="co2" table:default-cell-style-name="Default"/>
        <table:table-row table:style-name="ro1">
          <table:table-cell table:style-name="ce9" office:value-type="string" calcext:value-type="string">
            <text:p>bind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9" office:value-type="string" calcext:value-type="string">
            <text:p>unbind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etMsgListItemHandler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updateAvatarView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bindCommonMessage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showMmsView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9" office:value-type="string" calcext:value-type="string">
            <text:p>ForegroundColorSpan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formatMessage</text:p>
          </table:table-cell>
          <table:table-cell office:value-type="float" office:value="529" calcext:value-type="float">
            <text:p>5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00-00-00</text:date>, <text:time style:data-style-name="N2" text:time-value="13:53:23.594490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aupin </meta:initial-creator>
    <meta:creation-date>2014-11-05T13:39:59.689511168</meta:creation-date>
    <dc:date>2014-11-20T14:26:30.694193667</dc:date>
    <dc:creator>bmaupin </dc:creator>
    <meta:editing-duration>P2DT1H36M15S</meta:editing-duration>
    <meta:editing-cycles>40</meta:editing-cycles>
    <meta:generator>LibreOffice/4.2.7.2$Linux_X86_64 LibreOffice_project/420m0$Build-2</meta:generator>
    <meta:document-statistic meta:table-count="5" meta:cell-count="91" meta:object-count="0"/>
  </office:meta>
</office:document-meta>
</file>